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 el marco del sistema que estás construyendo —donde la vida se modela como un <text:span text:style-name="Strong_20_Emphasis">proceso de cálculo distribuido</text:span>—, los <text:span text:style-name="Strong_20_Emphasis">individuos</text:span> tienen un papel fundamental. Aquí están sus características y la relevancia que deben resaltar en su descripción:</text:p>
      <text:p text:style-name="Horizontal_20_Line"/>
      <text:h text:style-name="Heading_20_3" text:outline-level="3"><text:span text:style-name="Strong_20_Emphasis">1. Características de los individuos</text:span></text:h>
      <text:list xml:id="list2812658770" text:style-name="L1">
        <text:list-item>
          <text:p text:style-name="P1"><text:span text:style-name="Strong_20_Emphasis">Unidad funcional básica</text:span></text:p>
          <text:list>
            <text:list-item>
              <text:p text:style-name="P1">Son las piezas mínimas que realizan las operaciones del sistema.</text:p>
            </text:list-item>
            <text:list-item>
              <text:p text:style-name="P1">Cada uno existe de forma independiente, pero conectado al proceso global.</text:p>
            </text:list-item>
          </text:list>
        </text:list-item>
        <text:list-item>
          <text:p text:style-name="P1"><text:span text:style-name="Strong_20_Emphasis">Portadores de información (ADN)</text:span></text:p>
          <text:list>
            <text:list-item>
              <text:p text:style-name="P1">Cada individuo contiene un bloque de memoria (ADN) que define su estado actual y el historial de cómo llegó hasta allí.</text:p>
            </text:list-item>
          </text:list>
        </text:list-item>
        <text:list-item>
          <text:p text:style-name="P1"><text:span text:style-name="Strong_20_Emphasis">Ciclo de vida definido</text:span></text:p>
          <text:list>
            <text:list-item>
              <text:p text:style-name="P1">Nacen, procesan información (reproduciéndose) y mueren.</text:p>
            </text:list-item>
            <text:list-item>
              <text:p text:style-name="P1">Su función principal es crear la siguiente generación, avanzando un paso más en el cálculo.</text:p>
            </text:list-item>
          </text:list>
        </text:list-item>
        <text:list-item>
          <text:p text:style-name="P1"><text:span text:style-name="Strong_20_Emphasis">Autonomía relativa</text:span></text:p>
          <text:list>
            <text:list-item>
              <text:p text:style-name="P1">Cada individuo ejecuta su propia tarea de forma local, sin conocer el resultado final del sistema.</text:p>
            </text:list-item>
          </text:list>
        </text:list-item>
        <text:list-item>
          <text:p text:style-name="P1"><text:span text:style-name="Strong_20_Emphasis">Variabilidad</text:span></text:p>
          <text:list>
            <text:list-item>
              <text:p text:style-name="P1">Cada individuo puede diferir de otro en su estado, en la información que porta o en las decisiones de reproducción, permitiendo explorar múltiples rutas de solución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Importancia dentro del sistema</text:span></text:h>
      <text:list xml:id="list762724891" text:style-name="L2">
        <text:list-item>
          <text:p text:style-name="P2"><text:span text:style-name="Strong_20_Emphasis">Motor del cálculo</text:span>:<text:line-break/>El sistema no avanza como un todo, sino mediante las microacciones de individuos que generan estados futuros.</text:p>
        </text:list-item>
        <text:list-item>
          <text:p text:style-name="P2"><text:span text:style-name="Strong_20_Emphasis">Exploración y diversidad</text:span>:<text:line-break/>Diferencias entre individuos permiten probar muchas posibilidades en paralelo, incrementando la capacidad de encontrar soluciones.</text:p>
        </text:list-item>
        <text:list-item>
          <text:p text:style-name="P2"><text:span text:style-name="Strong_20_Emphasis">Reducción de complejidad</text:span>:<text:line-break/>En vez de procesar todo de golpe, el sistema divide el cálculo en pequeñas unidades (individuos) que se encadenan generación tras generación.</text:p>
        </text:list-item>
      </text:list>
      <text:p text:style-name="Horizontal_20_Line"/>
      <text:h text:style-name="Heading_20_3" text:outline-level="3"><text:soft-page-break/><text:span text:style-name="Strong_20_Emphasis">3. Puntos clave para su descripción</text:span></text:h>
      <text:list xml:id="list3415032682" text:style-name="L3">
        <text:list-item>
          <text:p text:style-name="P3"><text:span text:style-name="Strong_20_Emphasis">Rol como bloques de construcción</text:span>:</text:p>
          <text:list>
            <text:list-item>
              <text:p text:style-name="P3">No son solo organismos, son nodos funcionales de un sistema lógico que procesa información.</text:p>
            </text:list-item>
          </text:list>
        </text:list-item>
        <text:list-item>
          <text:p text:style-name="P3"><text:span text:style-name="Strong_20_Emphasis">Estructura interna simple pero poderosa</text:span>:</text:p>
          <text:list>
            <text:list-item>
              <text:p text:style-name="P3">ADN como memoria inmutable.</text:p>
            </text:list-item>
            <text:list-item>
              <text:p text:style-name="P3">Capacidad de reproducirse para generar nuevos estados.</text:p>
            </text:list-item>
          </text:list>
        </text:list-item>
        <text:list-item>
          <text:p text:style-name="P3"><text:span text:style-name="Strong_20_Emphasis">Conexión con el flujo del sistema</text:span>:</text:p>
          <text:list>
            <text:list-item>
              <text:p text:style-name="P3">Cada individuo es un eslabón en la secuencia de cálculo, manteniendo el rastro de cómo se avanza hacia una solución.</text:p>
            </text:list-item>
          </text:list>
        </text:list-item>
        <text:list-item>
          <text:p text:style-name="P3"><text:span text:style-name="Strong_20_Emphasis">Carácter efímero pero esencial</text:span>:</text:p>
          <text:list>
            <text:list-item>
              <text:p text:style-name="P3">Cumplen su función y desaparecen, pero dejan descendencia que mantiene vivo el proceso.</text:p>
            </text:list-item>
          </text:list>
        </text:list-item>
      </text:list>
      <text:p text:style-name="Horizontal_20_Line"/>
      <text:p text:style-name="Text_20_body">¿Quieres que lo estructuremos en <text:span text:style-name="Strong_20_Emphasis">formato de laboratorio técnico (definición + función + importancia)</text:span> o en <text:span text:style-name="Strong_20_Emphasis">formato narrativo accesible para todo público</text:span>, como los capítulos del libro? ¿O creamos <text:span text:style-name="Strong_20_Emphasis">ambos en paralelo</text:span> para no perder coherencia entre seccione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1T17:41:20.544000000</meta:creation-date>
    <dc:date>2025-09-01T18:07:28.792000000</dc:date>
    <meta:editing-duration>PT13M39S</meta:editing-duration>
    <meta:editing-cycles>1</meta:editing-cycles>
    <meta:document-statistic meta:table-count="0" meta:image-count="0" meta:object-count="0" meta:page-count="2" meta:paragraph-count="29" meta:word-count="377" meta:character-count="2367" meta:non-whitespace-character-count="2044"/>
    <meta:generator>LibreOffice/7.3.5.2$Windows_X86_64 LibreOffice_project/184fe81b8c8c30d8b5082578aee2fed2ea847c01</meta:generator>
  </office:meta>
</office:document-meta>
</file>